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D000000C772246FBD96E80ED1.png" manifest:media-type="image/png"/>
  <manifest:file-entry manifest:full-path="Pictures/10000001000004A5000004066794A212E8A82BF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005cm" svg:y="-1.535cm" svg:width="17cm" svg:height="14.727cm" draw:z-index="0"><draw:image xlink:href="Pictures/10000001000004A5000004066794A212E8A82BF7.png" xlink:type="simple" xlink:show="embed" xlink:actuate="onLoad" draw:mime-type="image/png"/></draw:frame><draw:frame draw:style-name="fr1" draw:name="Image2" text:anchor-type="char" svg:x="-0.9cm" svg:y="13.838cm" svg:width="17cm" svg:height="3.477cm" draw:z-index="1"><draw:image xlink:href="Pictures/10000001000003CD000000C772246FBD96E80E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15:14:51.412919207</meta:creation-date>
    <dc:date>2023-10-21T15:28:57.007032539</dc:date>
    <meta:editing-duration>PT3M55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